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416" officeooo:paragraph-rsid="00001416"/>
    </style:style>
    <style:style style:name="P2" style:family="paragraph" style:parent-style-name="Standard" style:list-style-name="L1">
      <style:text-properties fo:font-weight="bold" officeooo:rsid="00001416" officeooo:paragraph-rsid="00001416" style:font-weight-asian="bold" style:font-weight-complex="bold"/>
    </style:style>
    <style:style style:name="P3" style:family="paragraph" style:parent-style-name="Standard">
      <style:text-properties fo:font-weight="bold" officeooo:rsid="00001416" officeooo:paragraph-rsid="00001416" style:font-weight-asian="bold" style:font-weight-complex="bold"/>
    </style:style>
    <style:style style:name="P4" style:family="paragraph" style:parent-style-name="Standard">
      <style:text-properties fo:font-weight="bold" officeooo:rsid="00039d50" officeooo:paragraph-rsid="00039d50" style:font-weight-asian="bold" style:font-weight-complex="bold"/>
    </style:style>
    <style:style style:name="P5" style:family="paragraph" style:parent-style-name="Standard">
      <style:text-properties fo:font-weight="bold" officeooo:rsid="00054fae" officeooo:paragraph-rsid="00054fae" style:font-weight-asian="bold" style:font-weight-complex="bold"/>
    </style:style>
    <style:style style:name="P6" style:family="paragraph" style:parent-style-name="Standard">
      <style:text-properties fo:font-weight="bold" officeooo:rsid="00060729" officeooo:paragraph-rsid="00060729" style:font-weight-asian="bold" style:font-weight-complex="bold"/>
    </style:style>
    <style:style style:name="P7" style:family="paragraph" style:parent-style-name="Standard" style:list-style-name="L2">
      <style:text-properties fo:font-weight="bold" officeooo:rsid="00060729" officeooo:paragraph-rsid="00060729" style:font-weight-asian="bold" style:font-weight-complex="bold"/>
    </style:style>
    <style:style style:name="P8" style:family="paragraph" style:parent-style-name="Standard" style:list-style-name="L2">
      <style:text-properties fo:font-weight="bold" officeooo:rsid="0006451e" officeooo:paragraph-rsid="0006451e" style:font-weight-asian="bold" style:font-weight-complex="bold"/>
    </style:style>
    <style:style style:name="P9" style:family="paragraph" style:parent-style-name="Standard" style:list-style-name="L2">
      <style:text-properties fo:font-weight="bold" officeooo:rsid="0007c645" officeooo:paragraph-rsid="0007c645" style:font-weight-asian="bold" style:font-weight-complex="bold"/>
    </style:style>
    <style:style style:name="P10" style:family="paragraph" style:parent-style-name="Standard" style:list-style-name="L2">
      <style:text-properties fo:font-weight="bold" officeooo:rsid="0007d2f1" officeooo:paragraph-rsid="0007d2f1" style:font-weight-asian="bold" style:font-weight-complex="bold"/>
    </style:style>
    <style:style style:name="P11" style:family="paragraph" style:parent-style-name="Standard" style:list-style-name="L2">
      <style:text-properties fo:font-weight="bold" officeooo:rsid="000876c7" officeooo:paragraph-rsid="000876c7" style:font-weight-asian="bold" style:font-weight-complex="bold"/>
    </style:style>
    <style:style style:name="P12" style:family="paragraph" style:parent-style-name="Standard">
      <style:text-properties fo:font-weight="bold" officeooo:rsid="000876c7" officeooo:paragraph-rsid="000876c7" style:font-weight-asian="bold" style:font-weight-complex="bold"/>
    </style:style>
    <style:style style:name="P13" style:family="paragraph" style:parent-style-name="Standard" style:list-style-name="L3">
      <style:text-properties fo:font-weight="bold" officeooo:rsid="00140383" officeooo:paragraph-rsid="00140383" style:font-weight-asian="bold" style:font-weight-complex="bold"/>
    </style:style>
    <style:style style:name="P14" style:family="paragraph" style:parent-style-name="Standard" style:list-style-name="L3">
      <style:text-properties fo:font-weight="bold" officeooo:rsid="0014a2a8" officeooo:paragraph-rsid="0014a2a8" style:font-weight-asian="bold" style:font-weight-complex="bold"/>
    </style:style>
    <style:style style:name="P15" style:family="paragraph" style:parent-style-name="Standard" style:list-style-name="L3">
      <style:text-properties fo:font-weight="bold" officeooo:rsid="0016d610" officeooo:paragraph-rsid="0016d610" style:font-weight-asian="bold" style:font-weight-complex="bold"/>
    </style:style>
    <style:style style:name="P16" style:family="paragraph" style:parent-style-name="Standard" style:list-style-name="L3">
      <style:text-properties fo:font-weight="bold" officeooo:rsid="001893ed" officeooo:paragraph-rsid="001893ed" style:font-weight-asian="bold" style:font-weight-complex="bold"/>
    </style:style>
    <style:style style:name="P17" style:family="paragraph" style:parent-style-name="Standard" style:list-style-name="L3">
      <style:text-properties fo:font-weight="bold" officeooo:rsid="001b107e" officeooo:paragraph-rsid="001b107e" style:font-weight-asian="bold" style:font-weight-complex="bold"/>
    </style:style>
    <style:style style:name="P18" style:family="paragraph" style:parent-style-name="Standard" style:list-style-name="L3">
      <style:text-properties fo:font-weight="bold" officeooo:rsid="001c843b" officeooo:paragraph-rsid="001c843b" style:font-weight-asian="bold" style:font-weight-complex="bold"/>
    </style:style>
    <style:style style:name="P19" style:family="paragraph" style:parent-style-name="Standard">
      <style:text-properties fo:color="#000000" fo:font-weight="bold" officeooo:rsid="000c08f7" officeooo:paragraph-rsid="000c08f7" style:font-weight-asian="bold" style:font-weight-complex="bold"/>
    </style:style>
    <style:style style:name="P20" style:family="paragraph" style:parent-style-name="Standard">
      <style:text-properties fo:color="#000000" fo:font-weight="bold" officeooo:rsid="000c83b2" officeooo:paragraph-rsid="000c83b2" style:font-weight-asian="bold" style:font-weight-complex="bold"/>
    </style:style>
    <style:style style:name="P21" style:family="paragraph" style:parent-style-name="Standard">
      <style:text-properties fo:color="#000000" fo:font-weight="bold" officeooo:rsid="000f6d2d" officeooo:paragraph-rsid="0011223b" style:font-weight-asian="bold" style:font-weight-complex="bold"/>
    </style:style>
    <style:style style:name="P22" style:family="paragraph" style:parent-style-name="Standard" style:list-style-name="L3">
      <style:text-properties officeooo:paragraph-rsid="0011223b"/>
    </style:style>
    <style:style style:name="P23" style:family="paragraph" style:parent-style-name="Standard" style:list-style-name="L3">
      <style:text-properties officeooo:rsid="0011223b" officeooo:paragraph-rsid="0011223b"/>
    </style:style>
    <style:style style:name="P24" style:family="paragraph" style:parent-style-name="Standard" style:list-style-name="L3">
      <style:text-properties officeooo:rsid="00112d5f" officeooo:paragraph-rsid="00112d5f"/>
    </style:style>
    <style:style style:name="P25" style:family="paragraph" style:parent-style-name="Standard" style:list-style-name="L3">
      <style:text-properties officeooo:rsid="0011d874" officeooo:paragraph-rsid="0011d874"/>
    </style:style>
    <style:style style:name="P26" style:family="paragraph" style:parent-style-name="Standard" style:list-style-name="L3">
      <style:text-properties officeooo:rsid="00130c02" officeooo:paragraph-rsid="00130c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22ca1" style:font-weight-asian="normal" style:font-weight-complex="normal"/>
    </style:style>
    <style:style style:name="T4" style:family="text">
      <style:text-properties fo:font-weight="normal" officeooo:rsid="0009a00e" style:font-weight-asian="normal" style:font-weight-complex="normal"/>
    </style:style>
    <style:style style:name="T5" style:family="text">
      <style:text-properties fo:color="#0066b3"/>
    </style:style>
    <style:style style:name="T6" style:family="text">
      <style:text-properties fo:color="#0066b3" fo:font-weight="normal" officeooo:rsid="00022ca1" style:font-weight-asian="normal" style:font-weight-complex="normal"/>
    </style:style>
    <style:style style:name="T7" style:family="text">
      <style:text-properties fo:color="#0066b3" fo:font-style="normal" style:font-style-asian="normal" style:font-style-complex="normal"/>
    </style:style>
    <style:style style:name="T8" style:family="text">
      <style:text-properties fo:color="#ed1c24"/>
    </style:style>
    <style:style style:name="T9" style:family="text">
      <style:text-properties fo:color="#ed1c24" fo:font-weight="normal" officeooo:rsid="00022ca1" style:font-weight-asian="normal" style:font-weight-complex="normal"/>
    </style:style>
    <style:style style:name="T10" style:family="text">
      <style:text-properties fo:color="#ed1c2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ed1c24" fo:font-style="normal" style:font-style-asian="normal" style:font-style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e45c8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0e45c8" style:font-style-asian="normal" style:font-weight-asian="normal" style:font-style-complex="normal" style:font-weight-complex="normal"/>
    </style:style>
    <style:style style:name="T1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000000" fo:font-style="normal" fo:font-weight="normal" officeooo:rsid="000f6d2d" style:font-style-asian="normal" style:font-weight-asian="normal" style:font-style-complex="normal" style:font-weight-complex="normal"/>
    </style:style>
    <style:style style:name="T19" style:family="text">
      <style:text-properties fo:color="#000000" fo:font-style="normal" fo:font-weight="normal" officeooo:rsid="00101b34" style:font-style-asian="normal" style:font-weight-asian="normal" style:font-style-complex="normal" style:font-weight-complex="normal"/>
    </style:style>
    <style:style style:name="T20" style:family="text">
      <style:text-properties fo:color="#000000" fo:font-style="normal" fo:font-weight="normal" officeooo:rsid="0011223b" style:font-style-asian="normal" style:font-weight-asian="normal" style:font-style-complex="normal" style:font-weight-complex="normal"/>
    </style:style>
    <style:style style:name="T21" style:family="text">
      <style:text-properties fo:color="#000000" fo:font-style="normal" fo:font-weight="normal" officeooo:rsid="00112d5f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fo:font-weight="normal" officeooo:rsid="0011d874" style:font-style-asian="normal" style:font-weight-asian="normal" style:font-style-complex="normal" style:font-weight-complex="normal"/>
    </style:style>
    <style:style style:name="T23" style:family="text">
      <style:text-properties fo:color="#000000" fo:font-style="normal" fo:font-weight="normal" officeooo:rsid="0014a2a8" style:font-style-asian="normal" style:font-weight-asian="normal" style:font-style-complex="normal" style:font-weight-complex="normal"/>
    </style:style>
    <style:style style:name="T24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fo:color="#000000" fo:font-style="normal" fo:font-weight="bold" officeooo:rsid="000f6d2d" style:font-style-asian="normal" style:font-weight-asian="bold" style:font-style-complex="normal" style:font-weight-complex="bold"/>
    </style:style>
    <style:style style:name="T26" style:family="text">
      <style:text-properties fo:color="#000000" fo:font-style="normal" fo:font-weight="bold" officeooo:rsid="00101b34" style:font-style-asian="normal" style:font-weight-asian="bold" style:font-style-complex="normal" style:font-weight-complex="bold"/>
    </style:style>
    <style:style style:name="T27" style:family="text">
      <style:text-properties fo:color="#000000" fo:font-style="normal" fo:font-weight="bold" officeooo:rsid="0014a2a8" style:font-style-asian="normal" style:font-weight-asian="bold" style:font-style-complex="normal" style:font-weight-complex="bold"/>
    </style:style>
    <style:style style:name="T28" style:family="text">
      <style:text-properties fo:color="#000000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efeito <text:span text:style-name="T1">estático</text:span><text:span text:style-name="T2"> é o </text:span><text:span text:style-name="T1">deslocamento geográfico da produção</text:span><text:span text:style-name="T2">, que pode gerar 2 situações:</text:span></text:p>
      <text:list xml:id="list1776282990" text:style-name="L1">
        <text:list-item>
          <text:p text:style-name="P2">criação de comércio<text:span text:style-name="T2"> → produção sai de local de custo </text:span>maior<text:span text:style-name="T2"> e vai para local de custo </text:span>menor<text:span text:style-name="T2"> → </text:span><text:span text:style-name="T5">gera bem-estar à sociedade</text:span><text:span text:style-name="T2">; </text:span><text:span text:style-name="T6">[sai do menos eficiente ao mais eficiente]</text:span></text:p>
        </text:list-item>
        <text:list-item>
          <text:p text:style-name="P2">desvio de comércio<text:span text:style-name="T2"> → produção sai de local de custo </text:span>menor<text:span text:style-name="T2"> e vai para local de custo </text:span>maior<text:span text:style-name="T2"> → </text:span><text:span text:style-name="T8">gera perda de bem-estar à sociedade</text:span><text:span text:style-name="T2">. </text:span><text:span text:style-name="T9">[sai do mais eficiente ao menos eficiente]</text:span></text:p>
        </text:list-item>
      </text:list>
      <text:p text:style-name="P3"><text:span text:style-name="T3"/></text:p>
      <text:p text:style-name="P4"><text:span text:style-name="T3">A </text:span><text:span text:style-name="T2">proliferação dos acordos regionais representa um risco à consecução dos objetivos principais do sistema multilateral de comércio.</text:span></text:p>
      <text:p text:style-name="P4"><text:span text:style-name="T2"/></text:p>
      <text:p text:style-name="P5">Regionalismo aberto<text:span text:style-name="T2"> → compatibilizar liberalização do comércio intrabloco com a liberalização comercial em relação a terceiros países.</text:span></text:p>
      <text:p text:style-name="P5"><text:span text:style-name="T2"/></text:p>
      <text:p text:style-name="P6">NAFTA<text:span text:style-name="T2">:</text:span></text:p>
      <text:list xml:id="list3516781683" text:style-name="L2">
        <text:list-item>
          <text:p text:style-name="P7"><text:span text:style-name="T2">ALC;</text:span></text:p>
        </text:list-item>
        <text:list-item>
          <text:p text:style-name="P7"><text:span text:style-name="T2">não abrange a totalidade de bens e serviços;</text:span></text:p>
        </text:list-item>
        <text:list-item>
          <text:p text:style-name="P7"><text:span text:style-name="T2">permite aplicação de medidas de defesa comercial intrabloco;</text:span></text:p>
        </text:list-item>
        <text:list-item>
          <text:p text:style-name="P7"><text:span text:style-name="T2">no setor </text:span>agrícola<text:span text:style-name="T2">, foram estabelecidas regras específicas para cada relação bilateral (US-CA, US-MX, MX-CA);</text:span></text:p>
        </text:list-item>
        <text:list-item>
          <text:p text:style-name="P8"><text:span text:style-name="T2">promoção da competição justa (possui políticas de concorrência), mas permite empresas estatais e monopólios privados, sujeitas a condições;</text:span></text:p>
        </text:list-item>
        <text:list-item>
          <text:p text:style-name="P8"><text:span text:style-name="T2">proteção à propriedade intelectual;</text:span></text:p>
        </text:list-item>
        <text:list-item>
          <text:p text:style-name="P9"><text:span text:style-name="T2">possui um sistema de solução de controvérsias </text:span><text:span text:style-name="T4">(Secretariado do NAFTA)</text:span><text:span text:style-name="T2">;</text:span></text:p>
        </text:list-item>
        <text:list-item>
          <text:p text:style-name="P10">não<text:span text:style-name="T2"> está em total conformidade com a OMC → admite aplicação mútua de direitos </text:span><text:span text:style-name="T12">antidumping</text:span><text:span text:style-name="T15">, o que é vedado pelo art. XXIV do GATT;</text:span></text:p>
        </text:list-item>
        <text:list-item>
          <text:p text:style-name="P11"><text:span text:style-name="T15">questões ambientais e trabalhistas são objeto de acordos complementares ao NAFTA. </text:span><text:span text:style-name="T10">[se a questão disser que o NAFTA trata de questões ambientais e trabalhistas, é possível considerá-la correta, mas verificar com atenção demais alternativas]</text:span></text:p>
        </text:list-item>
      </text:list>
      <text:p text:style-name="P12"><text:span text:style-name="T10"/></text:p>
      <text:p text:style-name="P19"><text:span text:style-name="T11">Qualquer</text:span><text:span text:style-name="T13"> processo de integração regional implica, em certa medida, a </text:span><text:span text:style-name="T7">harmonização de legislações nacionais</text:span><text:span text:style-name="T15">.</text:span></text:p>
      <text:p text:style-name="P19"><text:span text:style-name="T15"/></text:p>
      <text:p text:style-name="P20"><text:span text:style-name="T13">ALALC</text:span><text:span text:style-name="T15"> → objetivava estabelecer um Mercado Comum, começando como uma ALC integrada por AR, BO, BR, CL, CO, EC, MX, PY, PE, UR, VE, mas não deu certo e sequer virou uma ALC. </text:span><text:span text:style-name="T16">Um dos motivos foi não considerar a diferença de desenvolvimento entre seus membros.</text:span></text:p>
      <text:p text:style-name="P20"><text:span text:style-name="T16"/></text:p>
      <text:p text:style-name="P21"><text:span text:style-name="T14">A</text:span><text:span text:style-name="T13">LADI</text:span><text:span text:style-name="T15">:</text:span></text:p>
      <text:list xml:id="list2136014893" text:style-name="L3">
        <text:list-item>
          <text:p text:style-name="P25"><text:span text:style-name="T18">T</text:span><text:span text:style-name="T17">ratado de Montevidéu;</text:span></text:p>
        </text:list-item>
        <text:list-item>
          <text:p text:style-name="P22"><text:span text:style-name="T18">14 países das 3 américas (US e CA </text:span><text:span text:style-name="T25">não</text:span><text:span text:style-name="T18">), sendo Panamá e Nicarágua as duas mais novas adesões;</text:span></text:p>
        </text:list-item>
        <text:list-item>
          <text:p text:style-name="P22"><text:span text:style-name="T20">o</text:span><text:span text:style-name="T19">bjetiva </text:span><text:span text:style-name="T26">Mercado Comum</text:span><text:span text:style-name="T19"> latino-americano, </text:span><text:span text:style-name="T23">mas atualmente é apenas uma </text:span><text:span text:style-name="T27">ZPT</text:span><text:span text:style-name="T19">;</text:span></text:p>
        </text:list-item>
        <text:list-item>
          <text:p text:style-name="P22"><text:span text:style-name="T19">mecanismos </text:span><text:span text:style-name="T26">mais flexíveis</text:span><text:span text:style-name="T19"> que a ALALC;</text:span></text:p>
        </text:list-item>
        <text:list-item>
          <text:p text:style-name="P23"><text:span text:style-name="T19">m</text:span><text:span text:style-name="T17">embros </text:span><text:span text:style-name="T24">não</text:span><text:span text:style-name="T17"> precisam obedecer a NMF em sentido estrit</text:span><text:span text:style-name="T21">o;</text:span></text:p>
        </text:list-item>
        <text:list-item>
          <text:p text:style-name="P24"><text:span text:style-name="T17">foi estabelecida uma </text:span><text:span text:style-name="T24">área de preferências econômicas</text:span><text:span text:style-name="T17">, composta por:</text:span></text:p>
          <text:list>
            <text:list-item>
              <text:p text:style-name="P24"><text:span text:style-name="T17">preferência tarifária regional; </text:span><text:span text:style-name="T22">[produtos originários da ALADI têm preferência tarifária no comércio intrabloco]</text:span></text:p>
            </text:list-item>
            <text:list-item>
              <text:p text:style-name="P24"><text:span text:style-name="T17">acordos de alcance regional; </text:span><text:span text:style-name="T22">[abrange a totalidade da ALADI]</text:span></text:p>
            </text:list-item>
            <text:list-item>
              <text:p text:style-name="P24"><text:span text:style-name="T17">acordos de alcance parcial; </text:span><text:span text:style-name="T22">[abrange apenas alguns membros da ALADI];</text:span></text:p>
            </text:list-item>
          </text:list>
        </text:list-item>
        <text:list-item>
          <text:p text:style-name="P26"><text:span text:style-name="T22">n</text:span><text:span text:style-name="T17">ormas gerais p/ </text:span><text:span text:style-name="T24">acordos de alcance parcial</text:span><text:span text:style-name="T17">:</text:span></text:p>
          <text:list>
            <text:list-item>
              <text:p text:style-name="P26"><text:span text:style-name="T17">abertos a adesão de outros membros da ALADI;</text:span></text:p>
            </text:list-item>
            <text:list-item>
              <text:p text:style-name="P26"><text:soft-page-break/><text:span text:style-name="T17">cláusulas de convergência;</text:span></text:p>
            </text:list-item>
            <text:list-item>
              <text:p text:style-name="P26"><text:span text:style-name="T17">tratamento especial e diferenciado aos PMDR’s;</text:span></text:p>
            </text:list-item>
            <text:list-item>
              <text:p text:style-name="P26"><text:span text:style-name="T17">mínimo 1 ano de duração;</text:span></text:p>
            </text:list-item>
            <text:list-item>
              <text:p text:style-name="P26"><text:span text:style-name="T17">podem ter normas específicas sobre regras de origem, salvaguarda, etc;</text:span></text:p>
            </text:list-item>
          </text:list>
        </text:list-item>
        <text:list-item>
          <text:p text:style-name="P13"><text:span text:style-name="T28">não</text:span><text:span text:style-name="T17"> negocia em conjunto em foros internacionais, cada país negocia isoladamente;</text:span></text:p>
        </text:list-item>
        <text:list-item>
          <text:p text:style-name="P14"><text:span text:style-name="T17">princípios:</text:span></text:p>
          <text:list>
            <text:list-item>
              <text:p text:style-name="P14"><text:span text:style-name="T17">pluralidade;</text:span><text:span text:style-name="T10"> [heterogeneidade política e econômica]</text:span></text:p>
            </text:list-item>
            <text:list-item>
              <text:p text:style-name="P14"><text:span text:style-name="T17">convergência/granularidade;</text:span></text:p>
            </text:list-item>
            <text:list-item>
              <text:p text:style-name="P15"><text:span text:style-name="T17">flexibilidade;</text:span></text:p>
            </text:list-item>
            <text:list-item>
              <text:p text:style-name="P16"><text:span text:style-name="T17">multiplicidade; </text:span><text:span text:style-name="T10">[diferentes formas de concertação entre países]</text:span></text:p>
            </text:list-item>
            <text:list-item>
              <text:p text:style-name="P15"><text:span text:style-name="T17">tratamento diferenciado; </text:span><text:span text:style-name="T10">[aos PMDR’s]</text:span></text:p>
            </text:list-item>
          </text:list>
        </text:list-item>
        <text:list-item>
          <text:p text:style-name="P15"><text:span text:style-name="T17">PMDR’s → BO, EC, PY, NI;</text:span></text:p>
        </text:list-item>
        <text:list-item>
          <text:p text:style-name="P15"><text:span text:style-name="T17">PDI’s → CO, CL, PE, UR, VE, CU, PA;</text:span></text:p>
        </text:list-item>
        <text:list-item>
          <text:p text:style-name="P15"><text:span text:style-name="T17">outros países → AR, BR, MX;</text:span></text:p>
        </text:list-item>
        <text:list-item>
          <text:p text:style-name="P17"><text:span text:style-name="T28">regras de origem</text:span><text:span text:style-name="T17"> da ALADI:</text:span></text:p>
          <text:list>
            <text:list-item>
              <text:p text:style-name="P17"><text:span text:style-name="T17">integral produção em membro;</text:span></text:p>
            </text:list-item>
            <text:list-item>
              <text:p text:style-name="P17"><text:span text:style-name="T17">salto tarifário;</text:span></text:p>
            </text:list-item>
            <text:list-item>
              <text:p text:style-name="P17"><text:span text:style-name="T17">industrializado que, mesmo sem salto tarifário, corresponde a, no mínimo, 50% de valor agregado;</text:span></text:p>
            </text:list-item>
            <text:list-item>
              <text:p text:style-name="P18"><text:span text:style-name="T17">montagem e ensamblagem </text:span><text:span text:style-name="T28">não</text:span><text:span text:style-name="T17"> são suficientes, por si só, p/ atribuir origem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05T20:25:01.653000000</dc:date>
    <meta:editing-duration>PT58M16S</meta:editing-duration>
    <meta:editing-cycles>29</meta:editing-cycles>
    <meta:document-statistic meta:table-count="0" meta:image-count="0" meta:object-count="0" meta:page-count="2" meta:paragraph-count="48" meta:word-count="549" meta:character-count="3380" meta:non-whitespace-character-count="2920"/>
  </office:meta>
</office:document-meta>
</file>